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c61ce" officeooo:paragraph-rsid="000c61ce"/>
    </style:style>
    <style:style style:name="P2" style:family="paragraph" style:parent-style-name="Standard">
      <style:text-properties officeooo:rsid="001172fb" officeooo:paragraph-rsid="001172fb"/>
    </style:style>
    <style:style style:name="P3" style:family="paragraph" style:parent-style-name="Standard">
      <style:text-properties officeooo:rsid="0014bd9a" officeooo:paragraph-rsid="0014bd9a"/>
    </style:style>
    <style:style style:name="P4" style:family="paragraph" style:parent-style-name="Standard">
      <style:text-properties officeooo:rsid="0016e67a" officeooo:paragraph-rsid="0016e67a"/>
    </style:style>
    <style:style style:name="P5" style:family="paragraph" style:parent-style-name="Standard">
      <style:text-properties officeooo:rsid="00174060" officeooo:paragraph-rsid="00174060"/>
    </style:style>
    <style:style style:name="P6" style:family="paragraph" style:parent-style-name="Standard">
      <style:text-properties officeooo:rsid="001a04de" officeooo:paragraph-rsid="001a04de"/>
    </style:style>
    <style:style style:name="P7" style:family="paragraph" style:parent-style-name="Standard">
      <style:text-properties fo:font-style="normal" officeooo:rsid="000f4b42" officeooo:paragraph-rsid="000c61ce" style:font-style-asian="normal" style:font-style-complex="normal"/>
    </style:style>
    <style:style style:name="P8" style:family="paragraph" style:parent-style-name="Standard">
      <style:text-properties fo:font-style="normal" officeooo:rsid="0012fdf8" officeooo:paragraph-rsid="001172fb" style:font-style-asian="normal" style:font-style-complex="normal"/>
    </style:style>
    <style:style style:name="P9" style:family="paragraph" style:parent-style-name="Standard">
      <style:text-properties fo:font-style="normal" officeooo:rsid="0014bd9a" officeooo:paragraph-rsid="0014bd9a" style:font-style-asian="normal" style:font-style-complex="normal"/>
    </style:style>
    <style:style style:name="P10" style:family="paragraph" style:parent-style-name="Standard">
      <style:text-properties fo:font-style="normal" officeooo:rsid="0016e67a" officeooo:paragraph-rsid="0016e67a" style:font-style-asian="normal" style:font-style-complex="normal"/>
    </style:style>
    <style:style style:name="P11" style:family="paragraph" style:parent-style-name="Standard">
      <style:text-properties fo:font-style="normal" officeooo:rsid="00180838" officeooo:paragraph-rsid="00174060" style:font-style-asian="normal" style:font-style-complex="normal"/>
    </style:style>
    <style:style style:name="P12" style:family="paragraph" style:parent-style-name="Standard">
      <style:text-properties fo:font-style="normal" officeooo:rsid="001a04de" officeooo:paragraph-rsid="001a04de" style:font-style-asian="normal" style:font-style-complex="normal"/>
    </style:style>
    <style:style style:name="P13" style:family="paragraph" style:parent-style-name="Standard">
      <style:text-properties fo:font-style="normal" officeooo:rsid="003d5e68" officeooo:paragraph-rsid="001bf1e4" style:font-style-asian="normal" style:font-style-complex="normal"/>
    </style:style>
    <style:style style:name="P14" style:family="paragraph" style:parent-style-name="Standard">
      <style:text-properties officeooo:rsid="001301c4" officeooo:paragraph-rsid="001bbd65"/>
    </style:style>
    <style:style style:name="P15" style:family="paragraph" style:parent-style-name="Standard">
      <style:text-properties officeooo:paragraph-rsid="001bbd65"/>
    </style:style>
    <style:style style:name="P16" style:family="paragraph" style:parent-style-name="Standard">
      <style:text-properties officeooo:rsid="003c84ce" officeooo:paragraph-rsid="001bf1e4"/>
    </style:style>
    <style:style style:name="P17" style:family="paragraph" style:parent-style-name="Standard">
      <style:text-properties officeooo:rsid="001a04de" officeooo:paragraph-rsid="001a04de"/>
    </style:style>
    <style:style style:name="P18" style:family="paragraph" style:parent-style-name="Standard">
      <style:text-properties officeooo:rsid="001ea15f" officeooo:paragraph-rsid="001ea15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e607" style:font-style-asian="italic" style:font-style-complex="italic"/>
    </style:style>
    <style:style style:name="T3" style:family="text">
      <style:text-properties fo:font-style="italic" officeooo:rsid="0012b95f" style:font-style-asian="italic" style:font-style-complex="italic"/>
    </style:style>
    <style:style style:name="T4" style:family="text">
      <style:text-properties fo:font-style="italic" officeooo:rsid="001301c4" style:font-style-asian="italic" style:font-style-complex="italic"/>
    </style:style>
    <style:style style:name="T5" style:family="text">
      <style:text-properties fo:font-style="italic" officeooo:rsid="001f0c77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ce607" style:font-style-asian="normal" style:font-style-complex="normal"/>
    </style:style>
    <style:style style:name="T8" style:family="text">
      <style:text-properties fo:font-style="normal" officeooo:rsid="000e85da" style:font-style-asian="normal" style:font-style-complex="normal"/>
    </style:style>
    <style:style style:name="T9" style:family="text">
      <style:text-properties fo:font-style="normal" officeooo:rsid="000f4b42" style:font-style-asian="normal" style:font-style-complex="normal"/>
    </style:style>
    <style:style style:name="T10" style:family="text">
      <style:text-properties fo:font-style="normal" officeooo:rsid="0012fdf8" style:font-style-asian="normal" style:font-style-complex="normal"/>
    </style:style>
    <style:style style:name="T11" style:family="text">
      <style:text-properties fo:font-style="normal" officeooo:rsid="00180838" style:font-style-asian="normal" style:font-style-complex="normal"/>
    </style:style>
    <style:style style:name="T12" style:family="text">
      <style:text-properties fo:font-style="normal" officeooo:rsid="00114d82" style:font-style-asian="normal" style:font-style-complex="normal"/>
    </style:style>
    <style:style style:name="T13" style:family="text">
      <style:text-properties fo:font-style="normal" officeooo:rsid="001301c4" style:font-style-asian="normal" style:font-style-complex="normal"/>
    </style:style>
    <style:style style:name="T14" style:family="text">
      <style:text-properties fo:font-style="normal" officeooo:rsid="0013e8a4" style:font-style-asian="normal" style:font-style-complex="normal"/>
    </style:style>
    <style:style style:name="T15" style:family="text">
      <style:text-properties fo:font-style="normal" officeooo:rsid="003d5e68" style:font-style-asian="normal" style:font-style-complex="normal"/>
    </style:style>
    <style:style style:name="T16" style:family="text">
      <style:text-properties fo:font-style="normal" officeooo:rsid="001cafa3" style:font-style-asian="normal" style:font-style-complex="normal"/>
    </style:style>
    <style:style style:name="T17" style:family="text">
      <style:text-properties fo:font-style="normal" officeooo:rsid="001f0c77" style:font-style-asian="normal" style:font-style-complex="normal"/>
    </style:style>
    <style:style style:name="T18" style:family="text">
      <style:text-properties fo:font-style="normal" officeooo:rsid="002090b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ramanian, Aravind “How much uranium would I need to power my house for a lifetime?” <text:span text:style-name="T2">Quora </text:span><text:span text:style-name="T7"><text:tab/></text:span><text:span text:style-name="T8">2018 (Accessed 27-08-202</text:span><text:span text:style-name="T9">3)</text:span></text:p>
      <text:p text:style-name="P1"><text:a xlink:type="simple" xlink:href="https://www.quora.com/How-much-uranium-would-I-need-to-power-my-house-for-a-lifetime" text:style-name="Internet_20_link" text:visited-style-name="Visited_20_Internet_20_Link"><text:span text:style-name="T9">https://www.quora.com/How-much-uranium-would-I-need-to-power-my-house-for-a-lifetime</text:span></text:a></text:p>
      <text:p text:style-name="P7"/>
      <text:p text:style-name="P2"><text:span text:style-name="T9">[</text:span><text:span text:style-name="T6">No Author] “Uranium Enrichement” </text:span><text:span text:style-name="T3">United States Nuclear Regulatory Commission </text:span><text:span text:style-name="T10">2020 (Accessed 27-08-2023) </text:span></text:p>
      <text:p text:style-name="P2"><text:a xlink:type="simple" xlink:href="https://www.nrc.gov/materials/fuel-cycle-fac/ur-enrichment.html" text:style-name="Internet_20_link" text:visited-style-name="Visited_20_Internet_20_Link"><text:span text:style-name="T10">https://www.nrc.gov/materials/fuel-cycle-fac/ur-enrichment.html</text:span></text:a></text:p>
      <text:p text:style-name="P8"/>
      <text:p text:style-name="P3"><text:span text:style-name="T10">[</text:span><text:span text:style-name="T6">No Author] “Nuclear Fuel” </text:span><text:span text:style-name="T1">Nuclear Energy Institute </text:span><text:span text:style-name="T6">~2023 (Accessed 27-08-2023)</text:span></text:p>
      <text:p text:style-name="P3"><text:a xlink:type="simple" xlink:href="https://www.nei.org/fundamentals/nuclear-fuel" text:style-name="Internet_20_link" text:visited-style-name="Visited_20_Internet_20_Link"><text:span text:style-name="T6">https://www.nei.org/fundamentals/nuclear-fuel</text:span></text:a></text:p>
      <text:p text:style-name="P9"/>
      <text:p text:style-name="P4"><text:span text:style-name="T6">[Multiple Authors] “Pressurized water reactor” </text:span><text:span text:style-name="T1">Wikipedia </text:span><text:span text:style-name="T6">2023 (Accessed 27-08-2023)</text:span></text:p>
      <text:p text:style-name="P4"><text:a xlink:type="simple" xlink:href="https://en.wikipedia.org/wiki/Pressurized_water_reactor" text:style-name="Internet_20_link" text:visited-style-name="Visited_20_Internet_20_Link"><text:span text:style-name="T6">https://en.wikipedia.org/wiki/Pressurized_water_reactor</text:span></text:a></text:p>
      <text:p text:style-name="P10"/>
      <text:p text:style-name="P5"><text:span text:style-name="T6">[No Author] “World Nuclear Association Image Library – Pressurized Water Reactor” </text:span><text:span text:style-name="T1">World Nuclear Association </text:span><text:span text:style-name="T6">2016 </text:span><text:span text:style-name="T11">(Accessed 27-08-2023)</text:span></text:p>
      <text:p text:style-name="P5"><text:a xlink:type="simple" xlink:href="https://www.world-nuclear.org/gallery/reactor-diagrams/pressurized-water-reactor.aspx" text:style-name="Internet_20_link" text:visited-style-name="Visited_20_Internet_20_Link"><text:span text:style-name="T11">https://www.world-nuclear.org/gallery/reactor-diagrams/pressurized-water-reactor.aspx</text:span></text:a></text:p>
      <text:p text:style-name="P11"/>
      <text:p text:style-name="P6"><text:span text:style-name="T11">[</text:span><text:span text:style-name="T6">No Author] “Boiling water reactor” </text:span><text:span text:style-name="T1">Nuclear Safety </text:span><text:span text:style-name="T6">~2023 (Accessed 27-08-2023)</text:span></text:p>
      <text:p text:style-name="P6"><text:a xlink:type="simple" xlink:href="https://www.nuklearesicherheit.de/en/science/nuclear-reactors-how-they-work/boiling-water-reactor-bwr/" text:style-name="Internet_20_link" text:visited-style-name="Visited_20_Internet_20_Link"><text:span text:style-name="T6">https://www.nuklearesicherheit.de/en/science/nuclear-reactors-how-they-work/boiling-water-reactor-bwr/</text:span></text:a></text:p>
      <text:p text:style-name="P6"><text:span text:style-name="T6"/></text:p>
      <text:p text:style-name="P18"><text:span text:style-name="T6">[No Author] “The Pressurized Water Reactor (PWR)” </text:span><text:span text:style-name="T5">United States Regulatory Commission </text:span><text:span text:style-name="T17">2017 </text:span><text:span text:style-name="T18">(Accessed 27-08-2023)</text:span></text:p>
      <text:p text:style-name="P18"><text:a xlink:type="simple" xlink:href="https://www.nrc.gov/reading-rm/basic-ref/students/animated-pwr.html" text:style-name="Internet_20_link" text:visited-style-name="Visited_20_Internet_20_Link"><text:span text:style-name="T18">https://www.nrc.gov/reading-rm/basic-ref/students/animated-pwr.html</text:span></text:a><text:span text:style-name="T18"/></text:p>
      <text:p text:style-name="P12"/>
      <text:p text:style-name="P15"><text:span text:style-name="T12">M</text:span><text:span text:style-name="T13">anley, Scott “</text:span><text:span text:style-name="T6">Why Chernobyl Exploded - The Real Physics Behind The Reactor” </text:span><text:span text:style-name="T4">YouTube </text:span><text:span text:style-name="T13">2019 (Accessed 0</text:span><text:span text:style-name="T14">8</text:span><text:span text:style-name="T13">-08-2023)</text:span></text:p>
      <text:p text:style-name="P14"><text:a xlink:type="simple" xlink:href="https://www.youtube.com/watch?v=q3d3rzFTrLg" text:style-name="Internet_20_link" text:visited-style-name="Visited_20_Internet_20_Link">https://www.youtube.com/watch?v=q3d3rzFTrLg</text:a></text:p>
      <text:p text:style-name="P14"/>
      <text:p text:style-name="P16">Hannah Ritchie, Pablo Rosado and Max Roser “Nuclear Energy” <text:span text:style-name="T1">Our World in Data </text:span><text:span text:style-name="T15">2022 (Accessed </text:span><text:span text:style-name="T16">28-08-2023</text:span><text:span text:style-name="T15">)</text:span></text:p>
      <text:p text:style-name="P16"><text:a xlink:type="simple" xlink:href="https://ourworldindata.org/nuclear-energy" text:style-name="Internet_20_link" text:visited-style-name="Visited_20_Internet_20_Link"><text:span text:style-name="T15">https://ourworldindata.org/nuclear-energy</text:span></text:a></text:p>
      <text:p text:style-name="P16"><text:span text:style-name="T15"/></text:p>
      <text:p text:style-name="P16"><text:span text:style-name="T15"/></text:p>
      <text:p text:style-name="P13"/>
      <text:p text:style-name="P13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1:25:39.881628477</meta:creation-date>
    <meta:generator>LibreOffice/7.6.0.3$Linux_X86_64 LibreOffice_project/60$Build-3</meta:generator>
    <dc:date>2023-08-28T19:57:40.726771691</dc:date>
    <meta:editing-duration>PT6H16M5S</meta:editing-duration>
    <meta:editing-cycles>19</meta:editing-cycles>
    <meta:document-statistic meta:table-count="0" meta:image-count="0" meta:object-count="0" meta:page-count="1" meta:paragraph-count="18" meta:word-count="131" meta:character-count="1511" meta:non-whitespace-character-count="1395"/>
  </office:meta>
</office:document-meta>
</file>